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ource Sans Pro" svg:font-family="'Source Sans Pro', sans-serif"/>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Preformatted_20_Text">
      <style:paragraph-properties fo:text-align="justify" style:justify-single-word="false"/>
      <style:text-properties fo:font-variant="normal" fo:text-transform="none" fo:color="#000000" style:font-name="Source Sans Pro" fo:font-size="13.5pt" fo:letter-spacing="normal" fo:language="en" fo:country="GB" fo:font-style="normal" fo:font-weight="normal" officeooo:rsid="000fc56f" officeooo:paragraph-rsid="000e6afb" style:font-size-asian="13pt" style:font-size-complex="13pt"/>
    </style:style>
    <style:style style:name="P2" style:family="paragraph" style:parent-style-name="Preformatted_20_Text">
      <style:paragraph-properties fo:text-align="justify" style:justify-single-word="false"/>
      <style:text-properties fo:font-size="13pt" fo:language="en" fo:country="GB" officeooo:rsid="000fc56f" officeooo:paragraph-rsid="000e6afb" style:font-size-asian="13pt" style:font-size-complex="13pt"/>
    </style:style>
    <style:style style:name="T1" style:family="text">
      <style:text-properties fo:font-variant="normal" fo:text-transform="none" fo:color="#000000" style:font-name="Source Sans Pro" fo:font-size="13.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Monday the 26th of October, there was no new lecture for today by Dr Herbert Daley, 4C1018 module. Today there was a recap lecture for students that just joined the university or have missed the lectures for the past four weeks. Therefore, I have taken this opportunity to read more about Java. I am finding a bit complicating to get my head around the programming language (Java) and therefore any extra times that I have these days, I am spending to read and code in Java.</text:span><text:line-break/><text:line-break/><text:span text:style-name="T1">On Tuesday Dr Jeffrey went through part one of the workshop. The exercise was on Python list. During this workshop he explained how to create a list in Python and how to add, delete and replace items in the list. He also covered a brief description of tuple data structure in Python. Which is an immutable data structure, which can not be changed after creation. <text:s text:c="74"/></text:span><text:line-break/><text:span text:style-name="T1">Not happy with what is happening with this module. Workshop is happening on Tuesday and the actual lecture to be delivered on Thursday. I like to learn the theoretical concepts first before getting my hands dirty with the exercises, and to ask students to do some tasks before covering the concept is a big ask in my opinion.</text:span><text:line-break/><text:span text:style-name="T1">Worked on workshop_5 for the rest of the day and got it done.</text:span><text:line-break/><text:line-break/><text:span text:style-name="T1">Thursday was the first live lecture for 4CS001. Matt covered list and tuple in Python. List is mutable data structure and can hold different type of data, whereas tuple is immutable data type and can not be changed after it has been created. <text:s text:c="55"/></text:span><text:line-break/><text:span text:style-name="T1">Today’s change in delivering the lecture was good; because students could ask a question during the lecture, whereas with pre-recorded lectured that is not possible. <text:s text:c="66"/></text:span><text:line-break/><text:line-break/><text:span text:style-name="T1">On Friday’s lecture/workshop Dr Jeffrey talked about list or array in Java. List is different in Java compare to Python language. In Java the array can only have one data type whereas in Python the list can contain any data type. <text:s text:c="75"/></text:span><text:line-break/><text:span text:style-name="T1">Did not attend the afternoon’s workshop for 4CS015. Can not understand the way this module is going, been delivered, and I am falling behind with the course work and worried that I am going to fail.</text:span></text:p>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ource Sans Pro" svg:font-family="'Source Sans Pro', sans-serif"/>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0-30T21:58:30.860998462</dc:date>
    <meta:editing-duration>PT36M18S</meta:editing-duration>
    <meta:editing-cycles>8</meta:editing-cycles>
    <meta:generator>LibreOffice/6.4.6.2$Linux_X86_64 LibreOffice_project/40$Build-2</meta:generator>
    <meta:document-statistic meta:table-count="0" meta:image-count="0" meta:object-count="0" meta:page-count="1" meta:paragraph-count="1" meta:word-count="367" meta:character-count="2339" meta:non-whitespace-character-count="1696"/>
  </office:meta>
</office:document-meta>
</file>